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9cm" fo:min-width="2.6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13cm" fo:min-width="24.5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13cm" fo:min-width="22.995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555cm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1.19cm"/>
      <style:paragraph-properties style:writing-mode="lr-tb"/>
    </style:style>
    <style:style style:name="gr8" style:family="graphic" style:parent-style-name="standard">
      <style:graphic-properties draw:stroke="none" draw:fill="none" fo:min-height="0.866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use-window-font-color="true" loext:opacity="0%" fo:font-size="3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fo:font-size="36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use-window-font-color="true" loext:opacity="0%"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fo:font-size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T1" style:family="text">
      <style:text-properties style:use-window-font-color="true" loext:opacity="0%" fo:font-size="36pt"/>
    </style:style>
    <style:style style:name="T2" style:family="text">
      <style:text-properties fo:font-size="14pt"/>
    </style:style>
    <style:style style:name="T3" style:family="text">
      <style:text-properties style:use-window-font-color="true" loext:opacity="0%" fo:font-size="18pt"/>
    </style:style>
    <style:style style:name="T4" style:family="text">
      <style:text-properties fo:color="#00a933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6.905cm" svg:height="2.629cm" svg:x="10.543cm" svg:y="0.627cm" presentation:class="title" presentation:user-transformed="true">
          <draw:text-box>
            <text:p>Corso CP</text:p>
          </draw:text-box>
        </draw:frame>
        <draw:frame draw:style-name="gr1" draw:text-style-name="P3" draw:layer="layout" svg:width="5.074cm" svg:height="1.983cm" svg:x="11.458cm" svg:y="7.483cm">
          <draw:text-box>
            <text:p text:style-name="P2"><text:span text:style-name="T1">Greedy</text:span></text:p>
          </draw:text-box>
        </draw:frame>
        <draw:frame draw:style-name="gr2" draw:text-style-name="P4" draw:layer="layout" svg:width="3.175cm" svg:height="0.924cm" svg:x="0cm" svg:y="14.828cm">
          <draw:text-box>
            <text:p><text:span text:style-name="T2">Lezione 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6.905cm" svg:height="2.629cm" svg:x="10.543cm" svg:y="0.627cm" presentation:class="title" presentation:user-transformed="true">
          <draw:text-box>
            <text:p>Greedy</text:p>
          </draw:text-box>
        </draw:frame>
        <draw:frame draw:style-name="gr4" draw:text-style-name="P7" draw:layer="layout" svg:width="25.394cm" svg:height="7.163cm" svg:x="1.298cm" svg:y="5.08cm">
          <draw:text-box>
            <text:p text:style-name="P6"><text:span text:style-name="T3">Consideriamo un problema tale per cui un algoritmo che lo risolve</text:span></text:p>
            <text:p text:style-name="P6"><text:span text:style-name="T3"><text:tab/></text:span><text:span text:style-name="T3">- esegue una certa sequenza di passi</text:span></text:p>
            <text:p text:style-name="P6"><text:span text:style-name="T3"><text:tab/></text:span><text:span text:style-name="T3">- ad ogni passo ha a disposizione un insieme di mosse fra cui </text:span></text:p>
            <text:p text:style-name="P6"><text:span text:style-name="T3"><text:tab/></text:span><text:span text:style-name="T3"> <text:s/></text:span><text:span text:style-name="T3">scegliere</text:span></text:p>
            <text:p text:style-name="P6"><text:span text:style-name="T3"/></text:p>
            <text:p text:style-name="P6"><text:span text:style-name="T3"/></text:p>
            <text:p text:style-name="P6"><text:span text:style-name="T3">Un algoritmo si dice </text:span><text:span text:style-name="T4">greedy</text:span><text:span text:style-name="T3"> se sceglie sempre la mossa migliore </text:span></text:p>
            <text:p text:style-name="P6"><text:span text:style-name="T3">(localmente) ad ogni passo</text:span></text:p>
          </draw:text-box>
        </draw:frame>
        <draw:frame draw:style-name="gr2" draw:text-style-name="P4" draw:layer="layout" svg:width="3.175cm" svg:height="0.924cm" svg:x="0cm" svg:y="14.828cm">
          <draw:text-box>
            <text:p><text:span text:style-name="T2">Lezione 2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6.905cm" svg:height="2.629cm" svg:x="10.543cm" svg:y="0.627cm" presentation:class="title" presentation:user-transformed="true">
          <draw:text-box>
            <text:p>Greedy</text:p>
          </draw:text-box>
        </draw:frame>
        <draw:frame draw:style-name="gr5" draw:text-style-name="P7" draw:layer="layout" svg:width="23.495cm" svg:height="7.163cm" svg:x="1.149cm" svg:y="4.902cm">
          <draw:text-box>
            <text:p text:style-name="P6"><text:span text:style-name="T3">Non è sempre garantito che scegliere la migliore mossa </text:span></text:p>
            <text:p text:style-name="P6"><text:span text:style-name="T3">permetta di ottenre la migliore soluzione globale</text:span></text:p>
            <text:p text:style-name="P6"><text:span text:style-name="T3"/></text:p>
            <text:p text:style-name="P6"><text:span text:style-name="T3"/></text:p>
            <text:p text:style-name="P6"><text:span text:style-name="T3">Vantaggi:</text:span></text:p>
            <text:p text:style-name="P6"><text:span text:style-name="T3"><text:s text:c="2"/></text:span><text:span text:style-name="T3">- facile da implementare</text:span></text:p>
            <text:p text:style-name="P6"><text:span text:style-name="T3"><text:s text:c="2"/></text:span><text:span text:style-name="T3">- molto efficiente</text:span></text:p>
          </draw:text-box>
        </draw:frame>
        <draw:frame draw:style-name="gr2" draw:text-style-name="P4" draw:layer="layout" svg:width="3.175cm" svg:height="0.924cm" svg:x="0cm" svg:y="14.828cm">
          <draw:text-box>
            <text:p><text:span text:style-name="T2">Lezione 2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6.905cm" svg:height="2.629cm" svg:x="10.543cm" svg:y="0.627cm" presentation:class="title" presentation:user-transformed="true">
          <draw:text-box>
            <text:p>Problemi</text:p>
          </draw:text-box>
        </draw:frame>
        <draw:frame draw:style-name="gr2" draw:text-style-name="P4" draw:layer="layout" svg:width="3.175cm" svg:height="0.924cm" svg:x="0cm" svg:y="14.828cm">
          <draw:text-box>
            <text:p><text:span text:style-name="T2">Lezione 2</text:span></text:p>
          </draw:text-box>
        </draw:frame>
        <draw:frame draw:style-name="gr6" draw:text-style-name="P8" draw:layer="layout" svg:width="4.23cm" svg:height="1.187cm" svg:x="4.445cm" svg:y="7.703cm">
          <draw:text-box>
            <text:p><text:a xlink:href="https://training.olinfo.it/#/task/ois_lights/statement" xlink:type="simple">ois_lights</text:a></text:p>
          </draw:text-box>
        </draw:frame>
        <draw:frame draw:style-name="gr7" draw:text-style-name="P8" draw:layer="layout" svg:width="7.17cm" svg:height="1.44cm" svg:x="4.445cm" svg:y="9.99cm">
          <draw:text-box>
            <text:p><text:a xlink:href="https://training.olinfo.it/#/task/ois_swimmingpool/statement" xlink:type="simple">ois_swimmingpool</text:a></text:p>
          </draw:text-box>
        </draw:frame>
        <draw:frame draw:style-name="gr8" draw:text-style-name="P9" draw:layer="layout" svg:width="4.312cm" svg:height="1.116cm" svg:x="4.445cm" svg:y="5.869cm">
          <draw:text-box>
            <text:p><text:a xlink:href="http://training.olinfo.it/#/task/ois_snacks/statement" xlink:type="simple">ois_snacks</text:a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a933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space2" fo:font-family="monospace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1:25:50.140410698</meta:creation-date>
    <dc:date>2024-03-21T22:09:15.508797081</dc:date>
    <meta:editing-duration>PT8H52M7S</meta:editing-duration>
    <meta:editing-cycles>13</meta:editing-cycles>
    <meta:generator>LibreOffice/7.4.7.2$Linux_X86_64 LibreOffice_project/40$Build-2</meta:generator>
    <meta:document-statistic meta:object-count="43"/>
  </office:meta>
</office:document-meta>
</file>